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4621" officeooo:paragraph-rsid="00014621"/>
    </style:style>
    <style:style style:name="P2" style:family="paragraph" style:parent-style-name="Standard">
      <style:text-properties officeooo:rsid="0002c621" officeooo:paragraph-rsid="0002c621"/>
    </style:style>
    <style:style style:name="T1" style:family="text">
      <style:text-properties officeooo:rsid="0002c621"/>
    </style:style>
    <style:style style:name="T2" style:family="text">
      <style:text-properties style:text-position="super 58%"/>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re #6</text:p>
      <text:p text:style-name="P1">Operating Systems with Dr. Karlsson</text:p>
      <text:p text:style-name="P1">Timothy Ford</text:p>
      <text:p text:style-name="P1"/>
      <text:p text:style-name="P1">1. Yes, you can use the -c argument with wget to continue downloading a partially downloaded file. You can also set a bunch of other cool things like how many retries and such.</text:p>
      <text:p text:style-name="P1"/>
      <text:p text:style-name="P1">2. <text:span text:style-name="T1">eax register holds the return value of a function, using “test eax, eax” runs a bitwise AND on the register against itself. Thus, it will either set the zero flag true if it’s 1 or 0 if its not. You might not want to use cmp because you don’t need the result, you just need to set the flag.</text:span></text:p>
      <text:p text:style-name="P1"/>
      <text:p text:style-name="P2">3. You can list break points in use with “info break”, then from that list you can use the index of the break point so if you wanted to get rid of the 2<text:span text:style-name="T2">nd</text:span> one, you could use “del 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6T12:44:08.074000000</meta:creation-date>
    <dc:date>2021-04-16T13:00:01.283000000</dc:date>
    <meta:editing-duration>PT5M43S</meta:editing-duration>
    <meta:editing-cycles>1</meta:editing-cycles>
    <meta:generator>LibreOffice/7.1.0.3$Windows_X86_64 LibreOffice_project/f6099ecf3d29644b5008cc8f48f42f4a40986e4c</meta:generator>
    <meta:document-statistic meta:table-count="0" meta:image-count="0" meta:object-count="0" meta:page-count="1" meta:paragraph-count="6" meta:word-count="142" meta:character-count="708" meta:non-whitespace-character-count="572"/>
  </office:meta>
</office:document-meta>
</file>